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edMapLis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Lis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List.remove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.Linked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List.LinkedMapList( Linked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List.indexOf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.getValu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edMapList.remove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List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.indexOf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nkedMapList.contains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List.subList( int fromIndexInclusive , int toIndexExclu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List.toArray( Objec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List.lastIndexOf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List.retain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List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List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.LinkedMap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.LinkedMap( int initialCapacity , float load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List.contain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List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.as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List.listIterator( int from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.Link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ap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